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65cm" fo:min-width="8.9cm"/>
    </style:style>
    <style:style style:name="gr2" style:family="graphic" style:parent-style-name="standard">
      <style:graphic-properties draw:textarea-horizontal-align="justify" draw:textarea-vertical-align="middle" draw:auto-grow-height="false" fo:min-height="7.246cm" fo:min-width="7.632cm"/>
    </style:style>
    <style:style style:name="gr3" style:family="graphic" style:parent-style-name="standard">
      <style:graphic-properties draw:textarea-horizontal-align="justify" draw:textarea-vertical-align="middle" draw:auto-grow-height="false" fo:min-height="5.85cm" fo:min-width="5.4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4cm" svg:height="7.9cm" svg:x="3.1cm" svg:y="3.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1" draw:layer="layout" svg:width="11.5cm" svg:height="10.6cm" svg:x="3.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3" draw:text-style-name="P1" draw:layer="layout" svg:width="11.9cm" svg:height="12.2cm" svg:x="5.8cm" svg:y="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08:33:42.363000000</meta:creation-date>
    <dc:date>2019-04-16T20:54:04.809000000</dc:date>
    <meta:editing-duration>PT34M13S</meta:editing-duration>
    <meta:editing-cycles>2</meta:editing-cycles>
    <meta:generator>LibreOffice/6.2.1.2$Windows_X86_64 LibreOffice_project/7bcb35dc3024a62dea0caee87020152d1ee96e71</meta:generator>
    <meta:document-statistic meta:object-count="3"/>
  </office:meta>
</office:document-meta>
</file>